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start" style:justify-single-word="false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margin-left="5.502cm" fo:margin-right="0cm" fo:text-align="end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10.16cm" fo:margin-right="0cm" fo:text-align="end" style:justify-single-word="false" fo:text-indent="0cm" style:auto-text-indent="false"/>
      <style:text-properties fo:font-size="14pt" fo:font-weight="bold" style:font-size-asian="14pt" style:font-weight-asian="bold"/>
    </style:style>
    <style:style style:name="P7" style:family="paragraph" style:parent-style-name="Standard">
      <style:paragraph-properties fo:margin-left="10.16cm" fo:margin-right="0cm" fo:text-align="end" style:justify-single-word="false" fo:text-indent="0cm" style:auto-text-indent="false"/>
      <style:text-properties fo:font-size="14pt" style:font-size-asian="14pt"/>
    </style:style>
    <style:style style:name="P8" style:family="paragraph" style:parent-style-name="ConsPlusNonformat">
      <style:paragraph-properties fo:line-height="115%" fo:text-align="justify" style:justify-single-word="false" fo:orphans="2" fo:widows="2"/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Text_20_body">
      <style:paragraph-properties fo:line-height="115%"/>
      <style:text-properties officeooo:paragraph-rsid="00141586"/>
    </style:style>
    <style:style style:name="P10" style:family="paragraph" style:parent-style-name="ConsPlusNonformat">
      <style:paragraph-properties fo:line-height="115%" fo:text-align="justify" style:justify-single-word="false" fo:orphans="2" fo:widows="2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 style:master-page-name="Standard">
      <style:paragraph-properties fo:margin-left="5.502cm" fo:margin-right="0cm" fo:text-align="end" style:justify-single-word="false" fo:text-indent="0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5.502cm" fo:margin-right="0cm" fo:text-align="end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15%" fo:text-align="justify" style:justify-single-word="false"/>
      <style:text-properties fo:font-size="14pt" style:font-size-asian="14pt" style:font-size-complex="14pt"/>
    </style:style>
    <style:style style:name="T1" style:family="text">
      <style:text-properties style:font-size-complex="14pt"/>
    </style:style>
    <style:style style:name="T2" style:family="text">
      <style:text-properties fo:language="ru" fo:country="RU" style:font-size-complex="14pt"/>
    </style:style>
    <style:style style:name="T3" style:family="text">
      <style:text-properties fo:color="#000000" fo:letter-spacing="-0.005cm" style:font-size-complex="14pt"/>
    </style:style>
    <style:style style:name="T4" style:family="text">
      <style:text-properties fo:color="#000000" fo:letter-spacing="-0.005cm" fo:language="ru" fo:country="RU" style:font-size-complex="14pt"/>
    </style:style>
    <style:style style:name="T5" style:family="text">
      <style:text-properties fo:color="#000000" fo:letter-spacing="0.014cm" fo:language="ru" fo:country="RU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5"/>
      <text:p text:style-name="P5"/>
      <text:p text:style-name="P5">Департамент аттестации </text:p>
      <text:p text:style-name="P5">научных кадров РУДН</text:p>
      <text:p text:style-name="P6"/>
      <text:p text:style-name="P7"/>
      <text:p text:style-name="P9"><text:span text:style-name="T1"><text:tab/>Диссертационный совет ___ШИФР_СОВЕТА___</text:span><text:span text:style-name="T2"> </text:span><text:span text:style-name="T1">направляет Вам аттестационное дело </text:span><text:span text:style-name="T2">ФИО</text:span><text:span text:style-name="T1">, гражданк</text:span><text:span text:style-name="T2">и</text:span><text:span text:style-name="T1">____, успешно защитивше</text:span><text:span text:style-name="T2">й</text:span><text:span text:style-name="T1"> </text:span><text:span text:style-name="T2">диссертацию «___Тема_диссертации___» на соискание ученой </text:span><text:span text:style-name="T4">степени ___кандидат_или_доктор___</text:span><text:span text:style-name="T5">а ___каких_наук___ </text:span><text:span text:style-name="T2">наук по специальности ___ШИФР_СПЕЦ___ ___Название_научной_специальности___. </text:span></text:p>
      <text:p text:style-name="P13">Защита диссертации состоялась___________. </text:p>
      <text:p text:style-name="P14">Обязательный экземпляр диссертации направлен в РГБ.</text:p>
      <text:p text:style-name="P14">Обязательный экземпляр диссертации направлен в ЦНМБ.</text:p>
      <text:p text:style-name="P1"><text:span text:style-name="T2">Ди</text:span><text:span text:style-name="T1">ссерта</text:span><text:span text:style-name="T2">ция в электронном виде </text:span><text:span text:style-name="T1">передана</text:span><text:span text:style-name="T2"> </text:span><text:span text:style-name="T1">в </text:span><text:span text:style-name="T2">ЕГИСУ НИОКТР.</text:span></text:p>
      <text:p text:style-name="P2"/>
      <text:p text:style-name="P3"/>
      <text:p text:style-name="P3"/>
      <text:p text:style-name="P8">Председатель </text:p>
      <text:p text:style-name="P8">диссертационного совета <text:s text:c="73"/>ФИО</text:p>
      <text:p text:style-name="P8"><text:tab/><text:tab/><text:tab/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3pt" fo:language="ru" fo:country="RU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fo:font-size="14pt" fo:language="none" fo:country="none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_20_Знак_20_Знак_20_Знак_20_Знак" style:display-name=" Знак Знак Знак Знак" style:family="paragraph" style:parent-style-name="Standard"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7.001cm" fo:margin-bottom="2cm" fo:margin-left="3cm" fo:margin-right="1.499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епартамент аттестации научных и научно-педагогических работников</dc:title>
    <dc:subject/>
    <meta:keyword/>
    <meta:initial-creator>l.drobysheva</meta:initial-creator>
    <meta:creation-date>2019-02-13T14:00:00</meta:creation-date>
    <dc:date>2025-10-16T16:04:29.062109218</dc:date>
    <meta:print-date>2019-04-24T20:33:00</meta:print-date>
    <meta:editing-cycles>16</meta:editing-cycles>
    <meta:editing-duration>PT1H57M41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0" meta:word-count="56" meta:character-count="658" meta:non-whitespace-character-count="530"/>
  </office:meta>
</office:document-meta>
</file>